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Righ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2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Allgemeines" style:family="table">
      <style:table-properties style:width="11.7cm" table:align="margins"/>
    </style:style>
    <style:style style:name="NachAllgemeines.A" style:family="table-column">
      <style:table-column-properties style:column-width="1.499cm" style:rel-column-width="8398*"/>
    </style:style>
    <style:style style:name="NachAllgemeines.B" style:family="table-column">
      <style:table-column-properties style:column-width="1.55cm" style:rel-column-width="8684*"/>
    </style:style>
    <style:style style:name="NachAllgemeines.C" style:family="table-column">
      <style:table-column-properties style:column-width="8.65cm" style:rel-column-width="48453*"/>
    </style:style>
    <style:style style:name="NachAllgemeines.1" style:family="table-row">
      <style:table-row-properties fo:keep-together="always"/>
    </style:style>
    <style:style style:name="NachAllgemeines.A1" style:family="table-cell">
      <style:table-cell-properties fo:padding-left="0.101cm" fo:padding-right="0.101cm" fo:padding-top="0cm" fo:padding-bottom="0cm" fo:border="none"/>
    </style:style>
    <style:style style:name="NachAllgemeines.C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Alex" style:family="table">
      <style:table-properties style:width="11.7cm" table:align="margins"/>
    </style:style>
    <style:style style:name="Alex.A" style:family="table-column">
      <style:table-column-properties style:column-width="1.328cm" style:rel-column-width="7439*"/>
    </style:style>
    <style:style style:name="Alex.B" style:family="table-column">
      <style:table-column-properties style:column-width="1.782cm" style:rel-column-width="9978*"/>
    </style:style>
    <style:style style:name="Alex.C" style:family="table-column">
      <style:table-column-properties style:column-width="0.921cm" style:rel-column-width="5157*"/>
    </style:style>
    <style:style style:name="Alex.D" style:family="table-column">
      <style:table-column-properties style:column-width="7.669cm" style:rel-column-width="42961*"/>
    </style:style>
    <style:style style:name="Alex.1" style:family="table-row">
      <style:table-row-properties fo:keep-together="always"/>
    </style:style>
    <style:style style:name="Alex.A1" style:family="table-cell">
      <style:table-cell-properties fo:padding-left="0.101cm" fo:padding-right="0.101cm" fo:padding-top="0cm" fo:padding-bottom="0cm" fo:border="none"/>
    </style:style>
    <style:style style:name="Alex.D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Alex" style:family="table">
      <style:table-properties style:width="11.7cm" table:align="margins"/>
    </style:style>
    <style:style style:name="NachAlex.A" style:family="table-column">
      <style:table-column-properties style:column-width="1.499cm" style:rel-column-width="8398*"/>
    </style:style>
    <style:style style:name="NachAlex.B" style:family="table-column">
      <style:table-column-properties style:column-width="1.55cm" style:rel-column-width="8684*"/>
    </style:style>
    <style:style style:name="NachAlex.C" style:family="table-column">
      <style:table-column-properties style:column-width="8.65cm" style:rel-column-width="48453*"/>
    </style:style>
    <style:style style:name="NachAlex.1" style:family="table-row">
      <style:table-row-properties fo:keep-together="always"/>
    </style:style>
    <style:style style:name="NachAlex.A1" style:family="table-cell">
      <style:table-cell-properties fo:padding-left="0.101cm" fo:padding-right="0.101cm" fo:padding-top="0cm" fo:padding-bottom="0cm" fo:border="none"/>
    </style:style>
    <style:style style:name="NachAlex.C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Alex.A9" style:family="table-cell" style:data-style-name="N0">
      <style:table-cell-properties fo:padding-left="0.101cm" fo:padding-right="0.101cm" fo:padding-top="0cm" fo:padding-bottom="0cm" fo:border="none"/>
    </style:style>
    <style:style style:name="NachAlex.C10" style:family="table-cell">
      <style:table-cell-properties fo:padding-left="0.101cm" fo:padding-right="0.101cm" fo:padding-top="0.097cm" fo:padding-bottom="0.097cm" fo:border="none"/>
    </style:style>
    <style:style style:name="NachAlex.C27" style:family="table-cell">
      <style:table-cell-properties fo:padding-left="0.101cm" fo:padding-right="0.101cm" fo:padding-top="0.097cm" fo:padding-bottom="0.097cm" fo:border="none"/>
    </style:style>
    <style:style style:name="Lond" style:family="table">
      <style:table-properties style:width="11.7cm" table:align="margins"/>
    </style:style>
    <style:style style:name="Lond.A" style:family="table-column">
      <style:table-column-properties style:column-width="1.328cm" style:rel-column-width="7444*"/>
    </style:style>
    <style:style style:name="Lond.C" style:family="table-column">
      <style:table-column-properties style:column-width="1.374cm" style:rel-column-width="7697*"/>
    </style:style>
    <style:style style:name="Lond.D" style:family="table-column">
      <style:table-column-properties style:column-width="7.668cm" style:rel-column-width="42950*"/>
    </style:style>
    <style:style style:name="Lond.1" style:family="table-row">
      <style:table-row-properties fo:keep-together="always"/>
    </style:style>
    <style:style style:name="Lond.A1" style:family="table-cell">
      <style:table-cell-properties fo:padding-left="0.101cm" fo:padding-right="0.101cm" fo:padding-top="0cm" fo:padding-bottom="0cm" fo:border="none"/>
    </style:style>
    <style:style style:name="Lond.D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Lond.D12" style:family="table-cell">
      <style:table-cell-properties fo:padding-left="0.101cm" fo:padding-right="0.101cm" fo:padding-top="0.097cm" fo:padding-bottom="0.097cm" fo:border="none"/>
    </style:style>
    <style:style style:name="NachLond" style:family="table">
      <style:table-properties style:width="11.7cm" table:align="margins"/>
    </style:style>
    <style:style style:name="NachLond.A" style:family="table-column">
      <style:table-column-properties style:column-width="1.499cm" style:rel-column-width="8398*"/>
    </style:style>
    <style:style style:name="NachLond.B" style:family="table-column">
      <style:table-column-properties style:column-width="1.55cm" style:rel-column-width="8684*"/>
    </style:style>
    <style:style style:name="NachLond.C" style:family="table-column">
      <style:table-column-properties style:column-width="8.65cm" style:rel-column-width="48453*"/>
    </style:style>
    <style:style style:name="NachLond.1" style:family="table-row">
      <style:table-row-properties fo:keep-together="always"/>
    </style:style>
    <style:style style:name="NachLond.A1" style:family="table-cell">
      <style:table-cell-properties fo:padding-left="0.101cm" fo:padding-right="0.101cm" fo:padding-top="0cm" fo:padding-bottom="0cm" fo:border="none"/>
    </style:style>
    <style:style style:name="NachLond.C3" style:family="table-cell">
      <style:table-cell-properties fo:padding-left="0.101cm" fo:padding-right="0.101cm" fo:padding-top="0.097cm" fo:padding-bottom="0.097cm" fo:border-left="0.05pt solid #000000" fo:border-right="none" fo:border-top="none" fo:border-bottom="none"/>
    </style:style>
    <style:style style:name="NachLond.C5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it" style:family="table">
      <style:table-properties style:width="11.7cm" table:align="margins" fo:keep-with-next="auto"/>
    </style:style>
    <style:style style:name="Tait.A" style:family="table-column">
      <style:table-column-properties style:column-width="1.328cm" style:rel-column-width="7444*"/>
    </style:style>
    <style:style style:name="Tait.C" style:family="table-column">
      <style:table-column-properties style:column-width="1.374cm" style:rel-column-width="7697*"/>
    </style:style>
    <style:style style:name="Tait.D" style:family="table-column">
      <style:table-column-properties style:column-width="7.668cm" style:rel-column-width="42950*"/>
    </style:style>
    <style:style style:name="Tait.1" style:family="table-row">
      <style:table-row-properties fo:keep-together="always"/>
    </style:style>
    <style:style style:name="Tait.A1" style:family="table-cell">
      <style:table-cell-properties fo:padding-left="0.101cm" fo:padding-right="0.101cm" fo:padding-top="0cm" fo:padding-bottom="0cm" fo:border="none"/>
    </style:style>
    <style:style style:name="Tait.D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NachTait" style:family="table">
      <style:table-properties style:width="11.7cm" table:align="margins"/>
    </style:style>
    <style:style style:name="NachTait.A" style:family="table-column">
      <style:table-column-properties style:column-width="1.499cm" style:rel-column-width="8398*"/>
    </style:style>
    <style:style style:name="NachTait.B" style:family="table-column">
      <style:table-column-properties style:column-width="1.55cm" style:rel-column-width="8684*"/>
    </style:style>
    <style:style style:name="NachTait.C" style:family="table-column">
      <style:table-column-properties style:column-width="8.65cm" style:rel-column-width="48453*"/>
    </style:style>
    <style:style style:name="NachTait.1" style:family="table-row">
      <style:table-row-properties fo:keep-together="always"/>
    </style:style>
    <style:style style:name="NachTait.A1" style:family="table-cell">
      <style:table-cell-properties fo:padding-left="0.101cm" fo:padding-right="0.101cm" fo:padding-top="0cm" fo:padding-bottom="0cm" fo:border="none"/>
    </style:style>
    <style:style style:name="NachTait.C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_5f_TableContentCorrection">
      <style:text-properties officeooo:paragraph-rsid="00353d14"/>
    </style:style>
    <style:style style:name="P2" style:family="paragraph" style:parent-style-name="bl_5f_TableContentCorrection">
      <style:text-properties officeooo:rsid="003753bb" officeooo:paragraph-rsid="003753bb"/>
    </style:style>
    <style:style style:name="P3" style:family="paragraph" style:parent-style-name="bl_5f_TableContentCorrection">
      <style:text-properties officeooo:rsid="00391585" officeooo:paragraph-rsid="00391585"/>
    </style:style>
    <style:style style:name="P4" style:family="paragraph" style:parent-style-name="bl_5f_TableContentLine">
      <style:text-properties officeooo:rsid="003753bb" officeooo:paragraph-rsid="003753bb"/>
    </style:style>
    <style:style style:name="P5" style:family="paragraph" style:parent-style-name="bl_5f_TableContentLine">
      <style:text-properties officeooo:rsid="00391585" officeooo:paragraph-rsid="00391585"/>
    </style:style>
    <style:style style:name="P6" style:family="paragraph" style:parent-style-name="Standard">
      <style:text-properties officeooo:rsid="004bdb4a" officeooo:paragraph-rsid="00353d14"/>
    </style:style>
    <style:style style:name="P7" style:family="paragraph" style:parent-style-name="Standard">
      <style:text-properties officeooo:rsid="0050ec87" officeooo:paragraph-rsid="0050ec87"/>
    </style:style>
    <style:style style:name="P8" style:family="paragraph" style:parent-style-name="Standard">
      <style:text-properties officeooo:rsid="0050ec87" officeooo:paragraph-rsid="006c8e1e"/>
    </style:style>
    <style:style style:name="P9" style:family="paragraph" style:parent-style-name="Standard">
      <style:text-properties officeooo:paragraph-rsid="0052705f"/>
    </style:style>
    <style:style style:name="P10" style:family="paragraph" style:parent-style-name="Standard">
      <style:text-properties officeooo:paragraph-rsid="005e15e7"/>
    </style:style>
    <style:style style:name="P11" style:family="paragraph" style:parent-style-name="Standard">
      <style:text-properties officeooo:paragraph-rsid="008547b2"/>
    </style:style>
    <style:style style:name="P12" style:family="paragraph" style:parent-style-name="Standard">
      <style:text-properties officeooo:paragraph-rsid="008b997b"/>
    </style:style>
    <style:style style:name="P13" style:family="paragraph" style:parent-style-name="bl_5f_TableHeadingLine">
      <style:text-properties officeooo:paragraph-rsid="0052705f"/>
    </style:style>
    <style:style style:name="P14" style:family="paragraph" style:parent-style-name="bl_5f_TableHeadingLine">
      <style:text-properties officeooo:paragraph-rsid="005e15e7"/>
    </style:style>
    <style:style style:name="P15" style:family="paragraph" style:parent-style-name="bl_5f_TableHeadingLine">
      <style:text-properties officeooo:paragraph-rsid="0067ddd3"/>
    </style:style>
    <style:style style:name="P16" style:family="paragraph" style:parent-style-name="bl_5f_TableHeadingLine">
      <style:text-properties officeooo:paragraph-rsid="006c8e1e"/>
    </style:style>
    <style:style style:name="P17" style:family="paragraph" style:parent-style-name="bl_5f_TableHeadingLine">
      <style:text-properties officeooo:paragraph-rsid="008547b2"/>
    </style:style>
    <style:style style:name="P18" style:family="paragraph" style:parent-style-name="bl_5f_TableHeadingLine">
      <style:text-properties officeooo:paragraph-rsid="008b997b"/>
    </style:style>
    <style:style style:name="P19" style:family="paragraph" style:parent-style-name="bl_5f_TableHeadingNumber">
      <style:text-properties officeooo:paragraph-rsid="0052705f"/>
    </style:style>
    <style:style style:name="P20" style:family="paragraph" style:parent-style-name="bl_5f_TableHeadingNumber">
      <style:text-properties officeooo:paragraph-rsid="005e15e7"/>
    </style:style>
    <style:style style:name="P21" style:family="paragraph" style:parent-style-name="bl_5f_TableHeadingNumber">
      <style:text-properties officeooo:paragraph-rsid="0067ddd3"/>
    </style:style>
    <style:style style:name="P22" style:family="paragraph" style:parent-style-name="bl_5f_TableHeadingNumber">
      <style:text-properties officeooo:paragraph-rsid="006c8e1e"/>
    </style:style>
    <style:style style:name="P23" style:family="paragraph" style:parent-style-name="bl_5f_TableHeadingNumber">
      <style:text-properties officeooo:paragraph-rsid="008547b2"/>
    </style:style>
    <style:style style:name="P24" style:family="paragraph" style:parent-style-name="bl_5f_TableHeadingNumber">
      <style:text-properties officeooo:paragraph-rsid="008b997b"/>
    </style:style>
    <style:style style:name="P25" style:family="paragraph" style:parent-style-name="Heading_20_1">
      <style:text-properties officeooo:rsid="005fdd9b" officeooo:paragraph-rsid="005fdd9b"/>
    </style:style>
    <style:style style:name="P26" style:family="paragraph" style:parent-style-name="Heading_20_1">
      <style:text-properties officeooo:rsid="0067ddd3" officeooo:paragraph-rsid="00813532"/>
    </style:style>
    <style:style style:name="P27" style:family="paragraph" style:parent-style-name="Heading_20_1">
      <style:text-properties officeooo:rsid="0067ddd3" officeooo:paragraph-rsid="0067ddd3"/>
    </style:style>
    <style:style style:name="P28" style:family="paragraph" style:parent-style-name="Heading_20_1">
      <style:text-properties officeooo:rsid="008547b2" officeooo:paragraph-rsid="008547b2"/>
    </style:style>
    <style:style style:name="P29" style:family="paragraph" style:parent-style-name="Heading_20_1">
      <style:text-properties officeooo:rsid="008b997b" officeooo:paragraph-rsid="008b997b"/>
    </style:style>
    <style:style style:name="T1" style:family="text">
      <style:text-properties officeooo:rsid="0023dfc3"/>
    </style:style>
    <style:style style:name="T2" style:family="text">
      <style:text-properties officeooo:rsid="006fd0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813532"/>
    </style:style>
    <style:style style:name="T5" style:family="text">
      <style:text-properties officeooo:rsid="0087383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blTableContentLine"/>
          </table:table-cell>
          <table:table-cell table:style-name="Allgemeines.A1" office:value-type="string">
            <text:h text:style-name="Heading_20_1" text:outline-level="1">Allgemeines</text:h>
          </table:table-cell>
        </table:table-row>
        <!-- Allgemeines -->
      </table:table>
      <text:p text:style-name="P6"/>
      <table:table table:name="NachAllgemeines" table:style-name="NachAllgemeines">
        <table:table-column table:style-name="NachAllgemeines.A"/>
        <table:table-column table:style-name="NachAllgemeines.B"/>
        <table:table-column table:style-name="NachAllgemeines.C"/>
        <table:table-header-rows>
          <table:table-row table:style-name="NachAllgemeines.1">
            <table:table-cell table:style-name="NachAllgemeines.A1" office:value-type="string">
              <text:p text:style-name="blTableHeadingNumber">Nr.</text:p>
            </table:table-cell>
            <table:table-cell table:style-name="NachAllgemeines.A1" office:value-type="string">
              <text:p text:style-name="blTableHeadingLine">Zeile</text:p>
            </table:table-cell>
            <table:table-cell table:style-name="NachAllgemeines.A1" office:value-type="string">
              <text:p text:style-name="blTableHeadingCorrection"/>
            </table:table-cell>
          </table:table-row>
        </table:table-header-rows>
        <!-- NachAllgemeines -->
      </table:table>
      <text:p text:style-name="P7"/>
      <table:table table:name="Alex" table:style-name="Alex">
        <table:table-column table:style-name="Alex.A"/>
        <table:table-column table:style-name="Alex.B"/>
        <table:table-column table:style-name="Alex.C"/>
        <table:table-column table:style-name="Alex.D"/>
        <table:table-header-rows>
          <table:table-row table:style-name="Alex.1">
            <table:table-cell table:style-name="Alex.A1" office:value-type="string">
              <text:p text:style-name="blTableHeadingPage"/>
            </table:table-cell>
            <table:table-cell table:style-name="Alex.A1" office:value-type="string">
              <text:p text:style-name="blTableHeadingNumber">Nr.</text:p>
            </table:table-cell>
            <table:table-cell table:style-name="Alex.A1" office:value-type="string">
              <text:p text:style-name="blTableHeadingLine">Zeile</text:p>
            </table:table-cell>
            <table:table-cell table:style-name="Alex.A1" office:value-type="string">
              <text:p text:style-name="blTableHeadingCorrection"/>
            </table:table-cell>
          </table:table-row>
        </table:table-header-rows>
        <table:table-row table:style-name="Alex.1">
          <table:table-cell table:style-name="Alex.A1" office:value-type="string">
            <text:p text:style-name="blTableContentPage"/>
          </table:table-cell>
          <table:table-cell table:style-name="Alex.A1" office:value-type="string">
            <text:p text:style-name="blTableContentNumber"/>
          </table:table-cell>
          <table:table-cell table:style-name="Alex.A1" office:value-type="string">
            <text:p text:style-name="blTableContentLine"/>
          </table:table-cell>
          <table:table-cell table:style-name="Alex.A1" office:value-type="string">
            <text:h text:style-name="Heading_20_1" text:outline-level="1">P.
                            Alex.</text:h>
          </table:table-cell>
        </table:table-row>
        <!-- Alex -->
      </table:table>
      <text:p text:style-name="P8"/>
      <table:table table:name="NachAlex" table:style-name="NachAlex">
        <table:table-column table:style-name="NachAlex.A"/>
        <table:table-column table:style-name="NachAlex.B"/>
        <table:table-column table:style-name="NachAlex.C"/>
        <table:table-header-rows>
          <table:table-row table:style-name="NachAlex.1">
            <table:table-cell table:style-name="NachAlex.A1" office:value-type="string">
              <text:p text:style-name="blTableHeadingNumber">Nr.</text:p>
            </table:table-cell>
            <table:table-cell table:style-name="NachAlex.A1" office:value-type="string">
              <text:p text:style-name="blTableHeadingLine">Zeile</text:p>
            </table:table-cell>
            <table:table-cell table:style-name="NachAlex.A1" office:value-type="string">
              <text:p text:style-name="blTableHeadingCorrection"/>
            </table:table-cell>
          </table:table-row>
        </table:table-header-rows>
        <!-- NachAlex -->
      </table:table>
      <text:p text:style-name="P9"/>
      <table:table table:name="Lond" table:style-name="Lond">
        <table:table-column table:style-name="Lond.A" table:number-columns-repeated="2"/>
        <table:table-column table:style-name="Lond.C"/>
        <table:table-column table:style-name="Lond.D"/>
        <table:table-header-rows>
          <table:table-row table:style-name="Lond.1">
            <table:table-cell table:style-name="Lond.A1" office:value-type="string">
              <text:p text:style-name="blTableHeadingPage"/>
            </table:table-cell>
            <table:table-cell table:style-name="Lond.A1" office:value-type="string">
              <text:p text:style-name="blTableHeadingNumber">Nr.</text:p>
            </table:table-cell>
            <table:table-cell table:style-name="Lond.A1" office:value-type="string">
              <text:p text:style-name="blTableHeadingLine">Zeile</text:p>
            </table:table-cell>
            <table:table-cell table:style-name="Lond.A1" office:value-type="string">
              <text:p text:style-name="blTableHeadingCorrection"/>
            </table:table-cell>
          </table:table-row>
        </table:table-header-rows>
        <!-- Lond -->
      </table:table>
      <text:p text:style-name="P10"/>
      <table:table table:name="NachLond" table:style-name="NachLond">
        <table:table-column table:style-name="NachLond.A"/>
        <table:table-column table:style-name="NachLond.B"/>
        <table:table-column table:style-name="NachLond.C"/>
        <table:table-header-rows>
          <table:table-row table:style-name="NachLond.1">
            <table:table-cell table:style-name="NachLond.A1" office:value-type="string">
              <text:p text:style-name="blTableHeadingNumber">Nr.</text:p>
            </table:table-cell>
            <table:table-cell table:style-name="NachLond.A1" office:value-type="string">
              <text:p text:style-name="blTableHeadingLine">Zeile</text:p>
            </table:table-cell>
            <table:table-cell table:style-name="NachLond.A1" office:value-type="string">
              <text:p text:style-name="blTableHeadingCorrection"/>
            </table:table-cell>
          </table:table-row>
        </table:table-header-rows>
        <!-- NachLond -->
      </table:table>
      <text:p text:style-name="P11"/>
      <table:table table:name="Tait" table:style-name="Tait">
        <table:table-column table:style-name="Tait.A" table:number-columns-repeated="2"/>
        <table:table-column table:style-name="Tait.C"/>
        <table:table-column table:style-name="Tait.D"/>
        <table:table-header-rows>
          <table:table-row table:style-name="Tait.1">
            <table:table-cell table:style-name="Tait.A1" office:value-type="string">
              <text:p text:style-name="blTableHeadingPage"/>
            </table:table-cell>
            <table:table-cell table:style-name="Tait.A1" office:value-type="string">
              <text:p text:style-name="blTableHeadingNumber">Nr.</text:p>
            </table:table-cell>
            <table:table-cell table:style-name="Tait.A1" office:value-type="string">
              <text:p text:style-name="blTableHeadingLine">Zeile</text:p>
            </table:table-cell>
            <table:table-cell table:style-name="Tait.A1" office:value-type="string">
              <text:p text:style-name="blTableHeadingCorrection"/>
            </table:table-cell>
          </table:table-row>
        </table:table-header-rows>
        <table:table-row table:style-name="Tait.1">
          <table:table-cell table:style-name="Tait.A1" office:value-type="string">
            <text:p text:style-name="blTableContentPage"/>
          </table:table-cell>
          <table:table-cell table:style-name="Tait.A1" office:value-type="string">
            <text:p text:style-name="blTableContentNumber"/>
          </table:table-cell>
          <table:table-cell table:style-name="Tait.A1" office:value-type="string">
            <text:p text:style-name="blTableContentLine"/>
          </table:table-cell>
          <table:table-cell table:style-name="Tait.A1" office:value-type="string">
            <text:h text:style-name="Heading_20_1" text:outline-level="1">O.Tait.</text:h>
          </table:table-cell>
        </table:table-row>
        <!-- Tait -->
      </table:table>
      <text:p text:style-name="P12"/>
      <table:table table:name="NachTait" table:style-name="NachTait">
        <table:table-column table:style-name="NachTait.A"/>
        <table:table-column table:style-name="NachTait.B"/>
        <table:table-column table:style-name="NachTait.C"/>
        <table:table-header-rows>
          <table:table-row table:style-name="NachTait.1">
            <table:table-cell table:style-name="NachTait.A1" office:value-type="string">
              <text:p text:style-name="blTableHeadingNumber">Nr.</text:p>
            </table:table-cell>
            <table:table-cell table:style-name="NachTait.A1" office:value-type="string">
              <text:p text:style-name="blTableHeadingLine">Zeile</text:p>
            </table:table-cell>
            <table:table-cell table:style-name="NachTait.A1" office:value-type="string">
              <text:p text:style-name="blTableHeadingCorrection"/>
            </table:table-cell>
          </table:table-row>
        </table:table-header-rows>
        <!-- NachTait --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01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>
      <style:paragraph-properties fo:margin-left="0.4cm" fo:margin-right="0cm" fo:text-align="justify" style:justify-single-word="false" fo:text-indent="-0.4cm" style:auto-text-indent="false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dfc3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1" style:next-style-name="bl_5f_PageLeft">
      <style:header>
        <text:p text:style-name="blHeader"><text:chapter text:display="name" text:outline-level="1">O. Tait 1</text:chapter></text:p>
      </style:header>
      <style:footer>
        <text:p text:style-name="blFooter"><text:tab/>– <text:page-number text:select-page="current">7</text:page-number> –</text:p>
      </style:footer>
    </style:master-page>
    <style:master-page style:name="bl_5f_PageLeft" style:display-name="bl_PageLeft" style:page-layout-name="Mpm2" style:next-style-name="bl_5f_PageRight">
      <style:header>
        <text:p text:style-name="blHeader"><text:chapter text:display="name" text:outline-level="3">Allgemeines</text:chapter></text:p>
      </style:header>
      <style:footer>
        <text:p text:style-name="blFooter"><text:tab/>– <text:page-number text:select-page="current">6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6-07T15:00:12.434534000</dc:date>
    <dc:creator>Elor Oké</dc:creator>
    <meta:editing-duration>PT21H43M52S</meta:editing-duration>
    <meta:editing-cycles>108</meta:editing-cycles>
    <meta:generator>LibreOffice/5.2.3.3$MacOSX_X86_64 LibreOffice_project/d54a8868f08a7b39642414cf2c8ef2f228f780cf</meta:generator>
    <meta:document-statistic meta:table-count="8" meta:image-count="0" meta:object-count="0" meta:page-count="7" meta:paragraph-count="262" meta:word-count="2310" meta:character-count="13171" meta:non-whitespace-character-count="11117"/>
  </office:meta>
</office:document-meta>
</file>